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background-color="#ffffff" fo:padding="0cm" fo:border="none">
        <style:background-image/>
      </style:paragraph-properties>
    </style:style>
    <style:style style:name="P3" style:family="paragraph" style:parent-style-name="Standard">
      <style:paragraph-properties fo:margin-top="0cm" fo:margin-bottom="0cm" fo:line-height="115%" fo:background-color="#ffffff" fo:padding="0cm" fo:border="none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15%" fo:background-color="#ffffff" fo:padding="0cm" fo:border="none">
        <style:background-image/>
      </style:paragraph-properties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cm" fo:margin-bottom="0cm" fo:line-height="100%" fo:background-color="#ffffff" fo:padding="0cm" fo:border="none">
        <style:background-image/>
      </style:paragraph-properties>
    </style:style>
    <style:style style:name="P6" style:family="paragraph" style:parent-style-name="Standard" style:list-style-name="WWNum2">
      <style:paragraph-properties fo:margin-left="1.27cm" fo:margin-right="-0.053cm" fo:margin-top="0.353cm" fo:margin-bottom="0.049cm" fo:text-indent="-0.635cm" style:auto-text-indent="false" fo:background-color="#ffffff" fo:padding="0cm" fo:border="none">
        <style:background-image/>
      </style:paragraph-properties>
    </style:style>
    <style:style style:name="P7" style:family="paragraph" style:parent-style-name="Standard" style:list-style-name="WWNum1">
      <style:paragraph-properties fo:margin-left="1.27cm" fo:margin-right="-0.053cm" fo:margin-top="0.353cm" fo:margin-bottom="0.049cm" fo:text-indent="-0.635cm" style:auto-text-indent="false" fo:background-color="#ffffff" fo:padding="0cm" fo:border="none">
        <style:background-image/>
      </style:paragraph-properties>
    </style:style>
    <style:style style:name="P8" style:family="paragraph" style:parent-style-name="Standard" style:list-style-name="WWNum2">
      <style:paragraph-properties fo:margin-left="1.27cm" fo:margin-right="-0.053cm" fo:margin-top="0cm" fo:margin-bottom="0.049cm" fo:text-indent="-0.635cm" style:auto-text-indent="false" fo:background-color="#ffffff" fo:padding="0cm" fo:border="none">
        <style:background-image/>
      </style:paragraph-properties>
    </style:style>
    <style:style style:name="P9" style:family="paragraph" style:parent-style-name="Standard" style:list-style-name="WWNum1">
      <style:paragraph-properties fo:margin-left="1.27cm" fo:margin-right="-0.053cm" fo:margin-top="0cm" fo:margin-bottom="0.049cm" fo:text-indent="-0.635cm" style:auto-text-indent="false" fo:background-color="#ffffff" fo:padding="0cm" fo:border="none">
        <style:background-image/>
      </style:paragraph-properties>
    </style:style>
    <style:style style:name="P10" style:family="paragraph" style:parent-style-name="Standard" style:list-style-name="WWNum2">
      <style:paragraph-properties fo:margin-left="1.27cm" fo:margin-right="-0.053cm" fo:margin-top="0cm" fo:margin-bottom="0cm" fo:text-indent="-0.635cm" style:auto-text-indent="false" fo:background-color="#ffffff" fo:padding="0cm" fo:border="none">
        <style:background-image/>
      </style:paragraph-properties>
    </style:style>
    <style:style style:name="P11" style:family="paragraph" style:parent-style-name="Standard" style:list-style-name="WWNum1">
      <style:paragraph-properties fo:margin-left="1.27cm" fo:margin-right="-0.053cm" fo:margin-top="0cm" fo:margin-bottom="0cm" fo:text-indent="-0.635cm" style:auto-text-indent="false" fo:background-color="#ffffff" fo:padding="0cm" fo:border="none">
        <style:background-image/>
      </style:paragraph-properties>
    </style:style>
    <style:style style:name="P12" style:family="paragraph" style:parent-style-name="Standard">
      <style:paragraph-properties fo:margin-left="0cm" fo:margin-right="-0.053cm" fo:text-indent="0cm" style:auto-text-indent="false" fo:background-color="#ffffff" fo:padding="0cm" fo:border="none">
        <style:background-image/>
      </style:paragraph-properties>
    </style:style>
    <style:style style:name="P13" style:family="paragraph" style:parent-style-name="Standard">
      <style:paragraph-properties fo:margin-top="0.706cm" fo:margin-bottom="0cm" fo:line-height="200%" fo:text-align="end" style:justify-single-word="false" fo:background-color="#ffffff" fo:padding="0cm" fo:border="none">
        <style:background-image/>
      </style:paragraph-properties>
    </style:style>
    <style:style style:name="P14" style:family="paragraph" style:parent-style-name="Title" style:master-page-name="First_20_Page">
      <style:paragraph-properties fo:margin-top="0cm" fo:margin-bottom="0.353cm" fo:line-height="100%" style:page-number="auto" fo:background-color="#ffffff" fo:padding="0cm" fo:border="none">
        <style:background-image/>
      </style:paragraph-properties>
    </style:style>
    <style:style style:name="P15" style:family="paragraph" style:parent-style-name="Heading_20_3">
      <style:paragraph-properties fo:background-color="#ffffff" fo:padding="0cm" fo:border="none">
        <style:background-image/>
      </style:paragraph-properties>
    </style:style>
    <style:style style:name="P16" style:family="paragraph" style:parent-style-name="Heading_20_2">
      <style:paragraph-properties fo:background-color="#ffffff" fo:padding="0cm" fo:border="none">
        <style:background-image/>
      </style:paragraph-properties>
    </style:style>
    <style:style style:name="P17" style:family="paragraph" style:parent-style-name="Heading_20_1">
      <style:paragraph-properties fo:background-color="#ffffff" fo:padding="0cm" fo:border="none">
        <style:background-image/>
      </style:paragraph-properties>
    </style:style>
    <style:style style:name="P18" style:family="paragraph" style:parent-style-name="Heading_20_1">
      <style:paragraph-properties fo:margin-left="0cm" fo:margin-right="-0.053cm" fo:text-indent="0cm" style:auto-text-indent="false" fo:background-color="#ffffff" fo:padding="0cm" fo:border="none">
        <style:background-image/>
      </style:paragraph-properties>
    </style:style>
    <style:style style:name="T1" style:family="text">
      <style:text-properties fo:color="#ccccc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/>
    </style:style>
    <style:style style:name="T4" style:family="text">
      <style:text-properties fo:color="#1155cc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7pt" fo:font-weight="bold" style:font-size-asian="17pt" style:font-weight-asian="bold" style:font-size-complex="17pt"/>
    </style:style>
    <style:style style:name="T9" style:family="text">
      <style:text-properties fo:color="#000000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tyle="italic" fo:font-weight="normal" style:font-style-asian="italic" style:font-weight-asian="normal"/>
    </style:style>
    <style:style style:name="T12" style:family="text">
      <style:text-properties fo:color="#66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5rf9wr4r3no2"/>José Antonio DJATA</text:p>
      <text:p text:style-name="P1"><text:bookmark text:name="_6mjzgz4le6rj"/></text:p>
      <text:h text:style-name="P17" text:outline-level="1"><text:bookmark text:name="_k8ysck8q9mgf"/><text:span text:style-name="T9">EXPERIENCES</text:span></text:h>
      <text:list xml:id="list6616686994233225350" text:style-name="WWNum2">
        <text:list-item>
          <text:p text:style-name="P6">Insérez votre texte ici Insérez votre texte ici Insérez votre texte ici. </text:p>
        </text:list-item>
        <text:list-item>
          <text:p text:style-name="P8">Insérez votre texte ici Insérez votre texte ici.</text:p>
        </text:list-item>
        <text:list-item>
          <text:p text:style-name="P10">Insérez votre texte ici Insérez votre texte ici.</text:p>
        </text:list-item>
      </text:list>
      <text:h text:style-name="P16" text:outline-level="2"><text:bookmark text:name="_9hamueqzod31"/>MOIS 20XX À MOIS 20XX</text:h>
      <text:h text:style-name="P15" text:outline-level="3"><text:bookmark text:name="_klvjjwvj40i3"/>Nom de société, Lieu<text:span text:style-name="T11"> - Fonction</text:span></text:h>
      <text:list xml:id="list35845885" text:continue-numbering="true" text:style-name="WWNum2">
        <text:list-item>
          <text:p text:style-name="P6">Insérez votre texte ici Insérez votre texte ici. </text:p>
        </text:list-item>
        <text:list-item>
          <text:p text:style-name="P10">Insérez votre texte ici Insérez votre texte ici.</text:p>
        </text:list-item>
      </text:list>
      <text:h text:style-name="P16" text:outline-level="2"><text:bookmark text:name="_8p24tzp33ejg"/>MOIS 20XX À MOIS 20XX</text:h>
      <text:h text:style-name="P15" text:outline-level="3"><text:bookmark text:name="_2mwrupb75gpr"/>Nom de société, Lieu<text:span text:style-name="T11"> - Fonction</text:span></text:h>
      <text:list xml:id="list35833935" text:continue-numbering="true" text:style-name="WWNum2">
        <text:list-item>
          <text:p text:style-name="P6">Insérez votre texte ici Insérez votre texte ici Insérez votre texte ici. </text:p>
        </text:list-item>
        <text:list-item>
          <text:p text:style-name="P8">Insérez votre texte ici Insérez votre texte ici.</text:p>
        </text:list-item>
        <text:list-item>
          <text:p text:style-name="P10">Insérez votre texte ici Insérez votre texte ici.</text:p>
        </text:list-item>
      </text:list>
      <text:h text:style-name="P17" text:outline-level="1"><text:bookmark text:name="_6oztx7omgpqo"/><text:span text:style-name="T9">FORMATION</text:span></text:h>
      <text:list xml:id="list7659293287339739697" text:style-name="WWNum1">
        <text:list-item>
          <text:p text:style-name="P7"><text:span text:style-name="T5">2022-Isneauville, CEPPIC- Concepteur Développeur Informatique, Bac+3</text:span></text:p>
        </text:list-item>
        <text:list-item>
          <text:p text:style-name="P9"><text:span text:style-name="T5">2008/09 -ST du Rouvray ,AFPA -Développeur Informatique , Bac+2</text:span></text:p>
        </text:list-item>
        <text:list-item>
          <text:p text:style-name="P9"><text:span text:style-name="T5">2007- Le Havre, AFPA-Pré-Professionnalisation de Technicien de l’Industrie, niveau IV-III</text:span></text:p>
        </text:list-item>
        <text:list-item>
          <text:p text:style-name="P9"><text:span text:style-name="T5">2004, Elbeuf, GRETA/IUT -Maintenance Micro Orientée Système et Administration Réseau, niv,IV</text:span></text:p>
        </text:list-item>
        <text:list-item>
          <text:p text:style-name="P9"><text:span text:style-name="T5">1992,Gravey, Afocal-BAFA, Brevet d’Animateur de Centres de Loisirs</text:span></text:p>
        </text:list-item>
        <text:list-item>
          <text:p text:style-name="P9"><text:span text:style-name="T5">1989, DEUG, Sciences Techniques-Université Rouen, Mont Saint Aignan</text:span></text:p>
        </text:list-item>
        <text:list-item>
          <text:p text:style-name="P11"><text:span text:style-name="T5">1983, Bac-C Scientifique, Guiné Bissau</text:span></text:p>
        </text:list-item>
      </text:list>
      <text:p text:style-name="P12"/>
      <text:h text:style-name="P18" text:outline-level="1"><text:bookmark text:name="_txda8vxduhlz"/>Distinctions</text:h>
      <text:p text:style-name="P2">Insérez votre texte ici Insérez votre texte ici Insérez votre texte ici Insérez votre texte ici.</text:p>
      <text:p text:style-name="P5">Insérez votre texte ic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Lato1" svg:font-family="Lato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3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margin-top="0.353cm" fo:margin-bottom="0cm" fo:line-height="130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ato" fo:font-size="10pt" fo:language="fr" fo:country="FR" style:font-name-asian="Lato1" style:font-size-asian="10pt" style:language-asian="zh" style:country-asian="CN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-0.053cm" fo:margin-top="0.564cm" fo:margin-bottom="0cm" fo:line-height="100%" fo:keep-together="always" fo:orphans="0" fo:widows="0" fo:text-indent="0cm" style:auto-text-indent="false" fo:keep-with-next="always"/>
      <style:text-properties fo:color="#f75d5d" style:font-name="Playfair Display" fo:font-size="14pt" fo:font-weight="bold" style:font-name-asian="Playfair Display1" style:font-size-asian="14pt" style:font-weight-asian="bold" style:font-name-complex="Playfair Display1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-0.026cm" fo:margin-right="-0.053cm" fo:text-indent="0cm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-0.026cm" fo:margin-right="-0.053cm" fo:margin-top="0cm" fo:margin-bottom="0cm" fo:line-height="100%" fo:text-indent="0cm" style:auto-text-indent="false"/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left="0cm" fo:margin-right="-0.026cm" fo:margin-top="0cm" fo:margin-bottom="0.353cm" fo:line-height="100%" fo:text-align="start" style:justify-single-word="false" fo:text-indent="0cm" style:auto-text-indent="false"/>
      <style:text-properties fo:color="#000000" style:font-name="Playfair Display" fo:font-size="14pt" fo:font-weight="bold" style:font-name-asian="Playfair Display1" style:font-size-asian="14pt" style:font-weight-asian="bold" style:font-name-complex="Playfair Display1" style:font-size-complex="14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left="0cm" fo:margin-right="-0.053cm" fo:margin-top="0cm" fo:margin-bottom="0cm" fo:line-height="115%" fo:text-align="start" style:justify-single-word="false" fo:text-indent="0cm" style:auto-text-indent="false"/>
      <style:text-properties fo:color="#999999" fo:font-size="9pt" fo:font-style="italic" style:font-size-asian="9pt" style:font-style-asian="italic" style:font-size-complex="9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fo:line-height="200%" fo:text-align="end" style:justify-single-word="false" fo:background-color="#ffffff" fo:padding="0cm" fo:border="none">
        <style:background-image/>
      </style:paragraph-properties>
    </style:style>
    <style:style style:name="MP2" style:family="paragraph" style:parent-style-name="Standard">
      <style:paragraph-properties fo:margin-top="0cm" fo:margin-bottom="0cm" fo:line-height="100%" fo:background-color="#ffffff" fo:padding="0cm" fo:border="none">
        <style:background-image/>
      </style:paragraph-properties>
    </style:style>
    <style:style style:name="MP3" style:family="paragraph" style:parent-style-name="Standard">
      <style:paragraph-properties fo:background-color="#ffffff" fo:padding="0cm" fo:border="none">
        <style:background-image/>
      </style:paragraph-properties>
    </style:style>
    <style:page-layout style:name="Mpm1">
      <style:page-layout-properties fo:page-width="21.59cm" fo:page-height="27.94cm" style:num-format="1" style:print-orientation="portrait" fo:margin-top="0cm" fo:margin-bottom="1.905cm" fo:margin-left="3.175cm" fo:margin-right="3.17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3.175cm" fo:margin-right="3.175cm" style:writing-mode="lr-tb" style:layout-grid-color="#c0c0c0" style:layout-grid-lines="2603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6" meta:word-count="193" meta:character-count="1208"/>
    <dc:date>2023-11-19T15:58:30.34</dc:date>
    <meta:generator>OpenOffice/4.1.13$Win32 OpenOffice.org_project/4113m1$Build-9810</meta:generator>
  </office:meta>
</office:document-meta>
</file>